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ff3333"/>
    </style:style>
  </office:automatic-styles>
  <office:body>
    <office:spreadsheet>
      <table:calculation-settings table:automatic-find-labels="false"/>
      <table:table table:name="ninja_level6" table:style-name="ta1">
        <table:table-column table:style-name="co1" table:number-columns-repeated="100" table:default-cell-style-name="Default"/>
        <table:table-row table:style-name="ro1">
          <table:table-cell office:value-type="string" calcext:value-type="string">
            <text:p>File Version</text:p>
          </table:table-cell>
          <table:table-cell table:number-columns-repeated="9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9"/>
        </table:table-row>
        <table:table-row table:style-name="ro1">
          <table:table-cell table:style-name="ce1" office:value-type="string" calcext:value-type="string">
            <text:p>Game Mode: Normal, RaceToThedeath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Map_data</text:p>
          </table:table-cell>
          <table:table-cell table:number-columns-repeated="9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7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7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7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7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7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/>
          <table:table-cell table:number-columns-repeated="18"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 table:number-columns-repeated="18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 table:number-columns-repeated="18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 table:number-columns-repeated="18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 table:number-columns-repeated="9"/>
          <table:table-cell office:value-type="string" calcext:value-type="string">
            <text:p>M:8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/>
          <table:table-cell table:number-columns-repeated="14" office:value-type="float" office:value="8" calcext:value-type="float">
            <text:p>8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6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6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6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7"/>
          <table:table-cell office:value-type="string" calcext:value-type="string">
            <text:p>M:8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5"/>
          <table:table-cell office:value-type="float" office:value="59" calcext:value-type="float">
            <text:p>59</text:p>
          </table:table-cell>
          <table:table-cell table:number-columns-repeated="2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3"/>
          <table:table-cell table:number-columns-repeated="13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6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3"/>
          <table:table-cell office:value-type="string" calcext:value-type="string">
            <text:p>M: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7" calcext:value-type="float">
            <text:p>7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6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7" calcext:value-type="float">
            <text:p>7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6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M:8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17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3" office:value-type="float" office:value="8" calcext:value-type="float">
            <text:p>8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17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9"/>
          <table:table-cell office:value-type="string" calcext:value-type="string">
            <text:p>M: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6"/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17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6"/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17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/>
          <table:table-cell office:value-type="string" calcext:value-type="string">
            <text:p>M:8</text:p>
          </table:table-cell>
          <table:table-cell/>
          <table:table-cell office:value-type="string" calcext:value-type="string">
            <text:p>M:8</text:p>
          </table:table-cell>
          <table:table-cell/>
          <table:table-cell office:value-type="string" calcext:value-type="string">
            <text:p>M: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6"/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17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6"/>
          <table:table-cell office:value-type="string" calcext:value-type="string">
            <text:p>M:8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6"/>
          <table:table-cell office:value-type="float" office:value="57" calcext:value-type="float">
            <text:p>57</text:p>
          </table:table-cell>
          <table:table-cell office:value-type="string" calcext:value-type="string">
            <text:p>M: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3"/>
          <table:table-cell table:number-columns-repeated="14" office:value-type="float" office:value="8" calcext:value-type="float">
            <text:p>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table:number-columns-repeated="2" office:value-type="float" office:value="2" calcext:value-type="float">
            <text:p>2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17"/>
          <table:table-cell table:number-columns-repeated="3" office:value-type="float" office:value="57" calcext:value-type="float">
            <text:p>5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17"/>
          <table:table-cell table:number-columns-repeated="3" office:value-type="float" office:value="57" calcext:value-type="float">
            <text:p>5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  <table:table-cell table:number-columns-repeated="17" table:style-name="ce2" office:value-type="float" office:value="16" calcext:value-type="float">
            <text:p>16</text:p>
          </table:table-cell>
          <table:table-cell table:number-columns-repeated="3" office:value-type="float" office:value="57" calcext:value-type="float">
            <text:p>5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13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  <table:table-cell table:number-columns-repeated="72"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 style:data-style-name="N2" text:time-value="21:14:29.0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3T21:14:41.540000000</dc:date>
    <meta:editing-duration>PT26M17S</meta:editing-duration>
    <meta:editing-cycles>5</meta:editing-cycles>
    <meta:generator>LibreOffice/5.1.3.2$Windows_x86 LibreOffice_project/644e4637d1d8544fd9f56425bd6cec110e49301b</meta:generator>
    <meta:document-statistic meta:table-count="1" meta:cell-count="536" meta:object-count="0"/>
  </office:meta>
</office:document-meta>
</file>